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Map.VarMap( String 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VarMap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Va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Map.VarMap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VarMap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VarMap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String name ,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add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Map.add( String name ,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